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8" style:apply-style-name="Error" style:base-cell-address="'batting-correlations'.B2"/>
    </style:style>
  </office:automatic-styles>
  <office:body>
    <office:spreadsheet>
      <table:calculation-settings table:automatic-find-labels="false" table:use-regular-expressions="false" table:use-wildcards="true"/>
      <table:table table:name="batting-correlation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9" table:default-cell-style-name="ce1"/>
        <table:table-row table:style-name="ro1">
          <table:table-cell/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balls</text:p>
          </table:table-cell>
          <table:table-cell table:style-name="Default" office:value-type="string" calcext:value-type="string">
            <text:p>minutes</text:p>
          </table:table-cell>
          <table:table-cell table:style-name="Default" office:value-type="string" calcext:value-type="string">
            <text:p>fours</text:p>
          </table:table-cell>
          <table:table-cell table:style-name="Default" office:value-type="string" calcext:value-type="string">
            <text:p>sixes</text:p>
          </table:table-cell>
          <table:table-cell table:style-name="Default" office:value-type="string" calcext:value-type="string">
            <text:p>strike_rate</text:p>
          </table:table-cell>
          <table:table-cell table:style-name="Default" office:value-type="string" calcext:value-type="string">
            <text:p>batting_position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feels</text:p>
          </table:table-cell>
          <table:table-cell table:style-name="Default" office:value-type="string" calcext:value-type="string">
            <text:p>gust</text:p>
          </table:table-cell>
          <table:table-cell table:style-name="Default" office:value-type="string" calcext:value-type="string">
            <text:p>wind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humidity</text:p>
          </table:table-cell>
          <table:table-cell table:style-name="Default" office:value-type="string" calcext:value-type="string">
            <text:p>cloud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eason_id</text:p>
          </table:table-cell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1" calcext:value-type="float">
            <text:p>1</text:p>
          </table:table-cell>
          <table:table-cell office:value-type="float" office:value="0.937572799945553" calcext:value-type="float">
            <text:p>0.937572799945553</text:p>
          </table:table-cell>
          <table:table-cell office:value-type="float" office:value="0.934731050412891" calcext:value-type="float">
            <text:p>0.934731050412891</text:p>
          </table:table-cell>
          <table:table-cell office:value-type="float" office:value="0.904511939135342" calcext:value-type="float">
            <text:p>0.904511939135342</text:p>
          </table:table-cell>
          <table:table-cell office:value-type="float" office:value="0.467780410918711" calcext:value-type="float">
            <text:p>0.467780410918711</text:p>
          </table:table-cell>
          <table:table-cell office:value-type="float" office:value="0.357647383712575" calcext:value-type="float">
            <text:p>0.357647383712575</text:p>
          </table:table-cell>
          <table:table-cell office:value-type="float" office:value="-0.386883811031001" calcext:value-type="float">
            <text:p>-0.386883811031001</text:p>
          </table:table-cell>
          <table:table-cell office:value-type="float" office:value="-0.00762524678769691" calcext:value-type="float">
            <text:p>-0.007625246787697</text:p>
          </table:table-cell>
          <table:table-cell office:value-type="float" office:value="-0.000589349719817032" calcext:value-type="float">
            <text:p>-0.000589349719817</text:p>
          </table:table-cell>
          <table:table-cell office:value-type="float" office:value="0.0118694945128392" calcext:value-type="float">
            <text:p>0.011869494512839</text:p>
          </table:table-cell>
          <table:table-cell office:value-type="float" office:value="0.0103844528024687" calcext:value-type="float">
            <text:p>0.010384452802469</text:p>
          </table:table-cell>
          <table:table-cell office:value-type="float" office:value="-0.00587885188703073" calcext:value-type="float">
            <text:p>-0.005878851887031</text:p>
          </table:table-cell>
          <table:table-cell office:value-type="float" office:value="0.0137508864344417" calcext:value-type="float">
            <text:p>0.013750886434442</text:p>
          </table:table-cell>
          <table:table-cell office:value-type="float" office:value="0.0126870466470736" calcext:value-type="float">
            <text:p>0.012687046647074</text:p>
          </table:table-cell>
          <table:table-cell office:value-type="float" office:value="0.0115887582474942" calcext:value-type="float">
            <text:p>0.011588758247494</text:p>
          </table:table-cell>
          <table:table-cell office:value-type="float" office:value="-0.0415643751256747" calcext:value-type="float">
            <text:p>-0.041564375125675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0.937572799945553" calcext:value-type="float">
            <text:p>0.937572799945553</text:p>
          </table:table-cell>
          <table:table-cell office:value-type="float" office:value="1" calcext:value-type="float">
            <text:p>1</text:p>
          </table:table-cell>
          <table:table-cell office:value-type="float" office:value="0.981167413202336" calcext:value-type="float">
            <text:p>0.981167413202336</text:p>
          </table:table-cell>
          <table:table-cell office:value-type="float" office:value="0.811276630005661" calcext:value-type="float">
            <text:p>0.811276630005661</text:p>
          </table:table-cell>
          <table:table-cell office:value-type="float" office:value="0.304547740491533" calcext:value-type="float">
            <text:p>0.304547740491533</text:p>
          </table:table-cell>
          <table:table-cell office:value-type="float" office:value="0.168898749666191" calcext:value-type="float">
            <text:p>0.168898749666191</text:p>
          </table:table-cell>
          <table:table-cell office:value-type="float" office:value="-0.417606171000921" calcext:value-type="float">
            <text:p>-0.417606171000921</text:p>
          </table:table-cell>
          <table:table-cell office:value-type="float" office:value="0.00519728907956445" calcext:value-type="float">
            <text:p>0.005197289079564</text:p>
          </table:table-cell>
          <table:table-cell office:value-type="float" office:value="0.0106332890879996" calcext:value-type="float">
            <text:p>0.010633289088</text:p>
          </table:table-cell>
          <table:table-cell office:value-type="float" office:value="0.00879466568448109" calcext:value-type="float">
            <text:p>0.008794665684481</text:p>
          </table:table-cell>
          <table:table-cell office:value-type="float" office:value="0.00884601573428732" calcext:value-type="float">
            <text:p>0.008846015734287</text:p>
          </table:table-cell>
          <table:table-cell office:value-type="float" office:value="-0.00994724822449504" calcext:value-type="float">
            <text:p>-0.009947248224495</text:p>
          </table:table-cell>
          <table:table-cell office:value-type="float" office:value="-0.00043508559105296" calcext:value-type="float">
            <text:p>-0.000435085591053</text:p>
          </table:table-cell>
          <table:table-cell office:value-type="float" office:value="0.00528342453238367" calcext:value-type="float">
            <text:p>0.005283424532384</text:p>
          </table:table-cell>
          <table:table-cell office:value-type="float" office:value="0.00484511460037417" calcext:value-type="float">
            <text:p>0.004845114600374</text:p>
          </table:table-cell>
          <table:table-cell office:value-type="float" office:value="-0.0598177070394942" calcext:value-type="float">
            <text:p>-0.059817707039494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0.934731050412891" calcext:value-type="float">
            <text:p>0.934731050412891</text:p>
          </table:table-cell>
          <table:table-cell office:value-type="float" office:value="0.981167413202336" calcext:value-type="float">
            <text:p>0.981167413202336</text:p>
          </table:table-cell>
          <table:table-cell office:value-type="float" office:value="1" calcext:value-type="float">
            <text:p>1</text:p>
          </table:table-cell>
          <table:table-cell office:value-type="float" office:value="0.808941935454092" calcext:value-type="float">
            <text:p>0.808941935454092</text:p>
          </table:table-cell>
          <table:table-cell office:value-type="float" office:value="0.306007206477591" calcext:value-type="float">
            <text:p>0.306007206477591</text:p>
          </table:table-cell>
          <table:table-cell office:value-type="float" office:value="0.184914172248169" calcext:value-type="float">
            <text:p>0.184914172248169</text:p>
          </table:table-cell>
          <table:table-cell office:value-type="float" office:value="-0.421946857537047" calcext:value-type="float">
            <text:p>-0.421946857537047</text:p>
          </table:table-cell>
          <table:table-cell office:value-type="float" office:value="0.0330013822902937" calcext:value-type="float">
            <text:p>0.033001382290294</text:p>
          </table:table-cell>
          <table:table-cell office:value-type="float" office:value="0.0429040029752607" calcext:value-type="float">
            <text:p>0.042904002975261</text:p>
          </table:table-cell>
          <table:table-cell office:value-type="float" office:value="0.00325261385557346" calcext:value-type="float">
            <text:p>0.003252613855573</text:p>
          </table:table-cell>
          <table:table-cell office:value-type="float" office:value="0.00242700752891981" calcext:value-type="float">
            <text:p>0.00242700752892</text:p>
          </table:table-cell>
          <table:table-cell office:value-type="float" office:value="-0.000668567071277966" calcext:value-type="float">
            <text:p>-0.000668567071278</text:p>
          </table:table-cell>
          <table:table-cell office:value-type="float" office:value="0.00298235608195605" calcext:value-type="float">
            <text:p>0.002982356081956</text:p>
          </table:table-cell>
          <table:table-cell office:value-type="float" office:value="-0.000765752019577768" calcext:value-type="float">
            <text:p>-0.000765752019578</text:p>
          </table:table-cell>
          <table:table-cell office:value-type="float" office:value="-0.0105945452014157" calcext:value-type="float">
            <text:p>-0.010594545201416</text:p>
          </table:table-cell>
          <table:table-cell office:value-type="float" office:value="-0.0470996264955766" calcext:value-type="float">
            <text:p>-0.047099626495577</text:p>
          </table:table-cell>
        </table:table-row>
        <table:table-row table:style-name="ro1">
          <table:table-cell office:value-type="string" calcext:value-type="string">
            <text:p>fours</text:p>
          </table:table-cell>
          <table:table-cell office:value-type="float" office:value="0.904511939135342" calcext:value-type="float">
            <text:p>0.904511939135342</text:p>
          </table:table-cell>
          <table:table-cell office:value-type="float" office:value="0.811276630005661" calcext:value-type="float">
            <text:p>0.811276630005661</text:p>
          </table:table-cell>
          <table:table-cell office:value-type="float" office:value="0.808941935454092" calcext:value-type="float">
            <text:p>0.808941935454092</text:p>
          </table:table-cell>
          <table:table-cell office:value-type="float" office:value="1" calcext:value-type="float">
            <text:p>1</text:p>
          </table:table-cell>
          <table:table-cell office:value-type="float" office:value="0.287359706291583" calcext:value-type="float">
            <text:p>0.287359706291583</text:p>
          </table:table-cell>
          <table:table-cell office:value-type="float" office:value="0.371907124118023" calcext:value-type="float">
            <text:p>0.371907124118023</text:p>
          </table:table-cell>
          <table:table-cell office:value-type="float" office:value="-0.414521125880568" calcext:value-type="float">
            <text:p>-0.414521125880568</text:p>
          </table:table-cell>
          <table:table-cell office:value-type="float" office:value="0.00242388107946252" calcext:value-type="float">
            <text:p>0.002423881079463</text:p>
          </table:table-cell>
          <table:table-cell office:value-type="float" office:value="0.0106643429078421" calcext:value-type="float">
            <text:p>0.010664342907842</text:p>
          </table:table-cell>
          <table:table-cell office:value-type="float" office:value="-0.010847936124038" calcext:value-type="float">
            <text:p>-0.010847936124038</text:p>
          </table:table-cell>
          <table:table-cell office:value-type="float" office:value="-0.0172464358280452" calcext:value-type="float">
            <text:p>-0.017246435828045</text:p>
          </table:table-cell>
          <table:table-cell office:value-type="float" office:value="0.00297177091057374" calcext:value-type="float">
            <text:p>0.002971770910574</text:p>
          </table:table-cell>
          <table:table-cell office:value-type="float" office:value="0.0223349759320042" calcext:value-type="float">
            <text:p>0.022334975932004</text:p>
          </table:table-cell>
          <table:table-cell office:value-type="float" office:value="0.00851807201530174" calcext:value-type="float">
            <text:p>0.008518072015302</text:p>
          </table:table-cell>
          <table:table-cell office:value-type="float" office:value="-0.0091304977469406" calcext:value-type="float">
            <text:p>-0.009130497746941</text:p>
          </table:table-cell>
          <table:table-cell office:value-type="float" office:value="-0.0421169015088217" calcext:value-type="float">
            <text:p>-0.042116901508822</text:p>
          </table:table-cell>
        </table:table-row>
        <table:table-row table:style-name="ro1">
          <table:table-cell office:value-type="string" calcext:value-type="string">
            <text:p>sixes</text:p>
          </table:table-cell>
          <table:table-cell office:value-type="float" office:value="0.467780410918711" calcext:value-type="float">
            <text:p>0.467780410918711</text:p>
          </table:table-cell>
          <table:table-cell office:value-type="float" office:value="0.304547740491533" calcext:value-type="float">
            <text:p>0.304547740491533</text:p>
          </table:table-cell>
          <table:table-cell office:value-type="float" office:value="0.306007206477591" calcext:value-type="float">
            <text:p>0.306007206477591</text:p>
          </table:table-cell>
          <table:table-cell office:value-type="float" office:value="0.287359706291583" calcext:value-type="float">
            <text:p>0.287359706291583</text:p>
          </table:table-cell>
          <table:table-cell office:value-type="float" office:value="1" calcext:value-type="float">
            <text:p>1</text:p>
          </table:table-cell>
          <table:table-cell office:value-type="float" office:value="0.37689964967509" calcext:value-type="float">
            <text:p>0.37689964967509</text:p>
          </table:table-cell>
          <table:table-cell office:value-type="float" office:value="-0.0537594157102445" calcext:value-type="float">
            <text:p>-0.053759415710245</text:p>
          </table:table-cell>
          <table:table-cell office:value-type="float" office:value="-0.0423405570868758" calcext:value-type="float">
            <text:p>-0.042340557086876</text:p>
          </table:table-cell>
          <table:table-cell office:value-type="float" office:value="-0.0444469959973695" calcext:value-type="float">
            <text:p>-0.04444699599737</text:p>
          </table:table-cell>
          <table:table-cell office:value-type="float" office:value="0.0105948918440734" calcext:value-type="float">
            <text:p>0.010594891844073</text:p>
          </table:table-cell>
          <table:table-cell office:value-type="float" office:value="0.0136960166176581" calcext:value-type="float">
            <text:p>0.013696016617658</text:p>
          </table:table-cell>
          <table:table-cell office:value-type="float" office:value="-0.0211063589718069" calcext:value-type="float">
            <text:p>-0.021106358971807</text:p>
          </table:table-cell>
          <table:table-cell office:value-type="float" office:value="-0.0153720689307189" calcext:value-type="float">
            <text:p>-0.015372068930719</text:p>
          </table:table-cell>
          <table:table-cell office:value-type="float" office:value="-0.0143328679433271" calcext:value-type="float">
            <text:p>-0.014332867943327</text:p>
          </table:table-cell>
          <table:table-cell office:value-type="float" office:value="0.0450787703907301" calcext:value-type="float">
            <text:p>0.04507877039073</text:p>
          </table:table-cell>
          <table:table-cell office:value-type="float" office:value="0.0640062409825102" calcext:value-type="float">
            <text:p>0.06400624098251</text:p>
          </table:table-cell>
        </table:table-row>
        <table:table-row table:style-name="ro1">
          <table:table-cell office:value-type="string" calcext:value-type="string">
            <text:p>strike_rate</text:p>
          </table:table-cell>
          <table:table-cell office:value-type="float" office:value="0.357647383712575" calcext:value-type="float">
            <text:p>0.357647383712575</text:p>
          </table:table-cell>
          <table:table-cell office:value-type="float" office:value="0.168898749666191" calcext:value-type="float">
            <text:p>0.168898749666191</text:p>
          </table:table-cell>
          <table:table-cell office:value-type="float" office:value="0.184914172248169" calcext:value-type="float">
            <text:p>0.184914172248169</text:p>
          </table:table-cell>
          <table:table-cell office:value-type="float" office:value="0.371907124118023" calcext:value-type="float">
            <text:p>0.371907124118023</text:p>
          </table:table-cell>
          <table:table-cell office:value-type="float" office:value="0.37689964967509" calcext:value-type="float">
            <text:p>0.37689964967509</text:p>
          </table:table-cell>
          <table:table-cell office:value-type="float" office:value="1" calcext:value-type="float">
            <text:p>1</text:p>
          </table:table-cell>
          <table:table-cell office:value-type="float" office:value="-0.0425222868314817" calcext:value-type="float">
            <text:p>-0.042522286831482</text:p>
          </table:table-cell>
          <table:table-cell office:value-type="float" office:value="-0.0224699931955547" calcext:value-type="float">
            <text:p>-0.022469993195555</text:p>
          </table:table-cell>
          <table:table-cell office:value-type="float" office:value="-0.0109688212979593" calcext:value-type="float">
            <text:p>-0.010968821297959</text:p>
          </table:table-cell>
          <table:table-cell office:value-type="float" office:value="-0.0113951041625382" calcext:value-type="float">
            <text:p>-0.011395104162538</text:p>
          </table:table-cell>
          <table:table-cell office:value-type="float" office:value="-0.0122801110149935" calcext:value-type="float">
            <text:p>-0.012280111014994</text:p>
          </table:table-cell>
          <table:table-cell office:value-type="float" office:value="0.0370886673217617" calcext:value-type="float">
            <text:p>0.037088667321762</text:p>
          </table:table-cell>
          <table:table-cell office:value-type="float" office:value="0.0677032455515351" calcext:value-type="float">
            <text:p>0.067703245551535</text:p>
          </table:table-cell>
          <table:table-cell office:value-type="float" office:value="0.0397910459490707" calcext:value-type="float">
            <text:p>0.039791045949071</text:p>
          </table:table-cell>
          <table:table-cell office:value-type="float" office:value="0.0185303977757445" calcext:value-type="float">
            <text:p>0.018530397775745</text:p>
          </table:table-cell>
          <table:table-cell office:value-type="float" office:value="-0.000373111006161087" calcext:value-type="float">
            <text:p>-0.000373111006161</text:p>
          </table:table-cell>
        </table:table-row>
        <table:table-row table:style-name="ro1">
          <table:table-cell office:value-type="string" calcext:value-type="string">
            <text:p>batting_position</text:p>
          </table:table-cell>
          <table:table-cell office:value-type="float" office:value="-0.386883811031001" calcext:value-type="float">
            <text:p>-0.386883811031001</text:p>
          </table:table-cell>
          <table:table-cell office:value-type="float" office:value="-0.417606171000921" calcext:value-type="float">
            <text:p>-0.417606171000921</text:p>
          </table:table-cell>
          <table:table-cell office:value-type="float" office:value="-0.421946857537047" calcext:value-type="float">
            <text:p>-0.421946857537047</text:p>
          </table:table-cell>
          <table:table-cell office:value-type="float" office:value="-0.414521125880568" calcext:value-type="float">
            <text:p>-0.414521125880568</text:p>
          </table:table-cell>
          <table:table-cell office:value-type="float" office:value="-0.0537594157102445" calcext:value-type="float">
            <text:p>-0.053759415710245</text:p>
          </table:table-cell>
          <table:table-cell office:value-type="float" office:value="-0.0425222868314817" calcext:value-type="float">
            <text:p>-0.042522286831482</text:p>
          </table:table-cell>
          <table:table-cell office:value-type="float" office:value="1" calcext:value-type="float">
            <text:p>1</text:p>
          </table:table-cell>
          <table:table-cell office:value-type="float" office:value="0.000673267725110959" calcext:value-type="float">
            <text:p>0.000673267725111</text:p>
          </table:table-cell>
          <table:table-cell office:value-type="float" office:value="-0.00727215749888135" calcext:value-type="float">
            <text:p>-0.007272157498881</text:p>
          </table:table-cell>
          <table:table-cell office:value-type="float" office:value="0.00786455922014536" calcext:value-type="float">
            <text:p>0.007864559220145</text:p>
          </table:table-cell>
          <table:table-cell office:value-type="float" office:value="0.0131291766326818" calcext:value-type="float">
            <text:p>0.013129176632682</text:p>
          </table:table-cell>
          <table:table-cell office:value-type="float" office:value="-0.0313018693442268" calcext:value-type="float">
            <text:p>-0.031301869344227</text:p>
          </table:table-cell>
          <table:table-cell office:value-type="float" office:value="-0.0304067431882817" calcext:value-type="float">
            <text:p>-0.030406743188282</text:p>
          </table:table-cell>
          <table:table-cell office:value-type="float" office:value="-0.0249364075980219" calcext:value-type="float">
            <text:p>-0.024936407598022</text:p>
          </table:table-cell>
          <table:table-cell office:value-type="float" office:value="0.0036533054182507" calcext:value-type="float">
            <text:p>0.003653305418251</text:p>
          </table:table-cell>
          <table:table-cell office:value-type="float" office:value="0.0569214724248028" calcext:value-type="float">
            <text:p>0.0569214724248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-0.00762524678769691" calcext:value-type="float">
            <text:p>-0.007625246787697</text:p>
          </table:table-cell>
          <table:table-cell office:value-type="float" office:value="0.00519728907956445" calcext:value-type="float">
            <text:p>0.005197289079564</text:p>
          </table:table-cell>
          <table:table-cell office:value-type="float" office:value="0.0330013822902937" calcext:value-type="float">
            <text:p>0.033001382290294</text:p>
          </table:table-cell>
          <table:table-cell office:value-type="float" office:value="0.00242388107946252" calcext:value-type="float">
            <text:p>0.002423881079463</text:p>
          </table:table-cell>
          <table:table-cell office:value-type="float" office:value="-0.0423405570868758" calcext:value-type="float">
            <text:p>-0.042340557086876</text:p>
          </table:table-cell>
          <table:table-cell office:value-type="float" office:value="-0.0224699931955547" calcext:value-type="float">
            <text:p>-0.022469993195555</text:p>
          </table:table-cell>
          <table:table-cell office:value-type="float" office:value="0.000673267725110959" calcext:value-type="float">
            <text:p>0.000673267725111</text:p>
          </table:table-cell>
          <table:table-cell office:value-type="float" office:value="1" calcext:value-type="float">
            <text:p>1</text:p>
          </table:table-cell>
          <table:table-cell office:value-type="float" office:value="0.972806044293549" calcext:value-type="float">
            <text:p>0.972806044293549</text:p>
          </table:table-cell>
          <table:table-cell office:value-type="float" office:value="-0.120628736383297" calcext:value-type="float">
            <text:p>-0.120628736383297</text:p>
          </table:table-cell>
          <table:table-cell office:value-type="float" office:value="-0.126099094908758" calcext:value-type="float">
            <text:p>-0.126099094908758</text:p>
          </table:table-cell>
          <table:table-cell office:value-type="float" office:value="0.126520249120747" calcext:value-type="float">
            <text:p>0.126520249120747</text:p>
          </table:table-cell>
          <table:table-cell office:value-type="float" office:value="-0.26757401038129" calcext:value-type="float">
            <text:p>-0.26757401038129</text:p>
          </table:table-cell>
          <table:table-cell office:value-type="float" office:value="-0.337254780403532" calcext:value-type="float">
            <text:p>-0.337254780403532</text:p>
          </table:table-cell>
          <table:table-cell office:value-type="float" office:value="-0.525261009745058" calcext:value-type="float">
            <text:p>-0.525261009745058</text:p>
          </table:table-cell>
          <table:table-cell office:value-type="float" office:value="0.03356324169062" calcext:value-type="float">
            <text:p>0.03356324169062</text:p>
          </table:table-cell>
        </table:table-row>
        <table:table-row table:style-name="ro1">
          <table:table-cell office:value-type="string" calcext:value-type="string">
            <text:p>feels</text:p>
          </table:table-cell>
          <table:table-cell office:value-type="float" office:value="-0.000589349719817032" calcext:value-type="float">
            <text:p>-0.000589349719817</text:p>
          </table:table-cell>
          <table:table-cell office:value-type="float" office:value="0.0106332890879996" calcext:value-type="float">
            <text:p>0.010633289088</text:p>
          </table:table-cell>
          <table:table-cell office:value-type="float" office:value="0.0429040029752607" calcext:value-type="float">
            <text:p>0.042904002975261</text:p>
          </table:table-cell>
          <table:table-cell office:value-type="float" office:value="0.0106643429078421" calcext:value-type="float">
            <text:p>0.010664342907842</text:p>
          </table:table-cell>
          <table:table-cell office:value-type="float" office:value="-0.0444469959973695" calcext:value-type="float">
            <text:p>-0.04444699599737</text:p>
          </table:table-cell>
          <table:table-cell office:value-type="float" office:value="-0.0109688212979593" calcext:value-type="float">
            <text:p>-0.010968821297959</text:p>
          </table:table-cell>
          <table:table-cell office:value-type="float" office:value="-0.00727215749888135" calcext:value-type="float">
            <text:p>-0.007272157498881</text:p>
          </table:table-cell>
          <table:table-cell office:value-type="float" office:value="0.972806044293549" calcext:value-type="float">
            <text:p>0.972806044293549</text:p>
          </table:table-cell>
          <table:table-cell office:value-type="float" office:value="1" calcext:value-type="float">
            <text:p>1</text:p>
          </table:table-cell>
          <table:table-cell office:value-type="float" office:value="-0.0930431249049208" calcext:value-type="float">
            <text:p>-0.093043124904921</text:p>
          </table:table-cell>
          <table:table-cell office:value-type="float" office:value="-0.10824862535256" calcext:value-type="float">
            <text:p>-0.10824862535256</text:p>
          </table:table-cell>
          <table:table-cell office:value-type="float" office:value="0.199870278816828" calcext:value-type="float">
            <text:p>0.199870278816828</text:p>
          </table:table-cell>
          <table:table-cell office:value-type="float" office:value="-0.0942930502679169" calcext:value-type="float">
            <text:p>-0.094293050267917</text:p>
          </table:table-cell>
          <table:table-cell office:value-type="float" office:value="-0.259920910701427" calcext:value-type="float">
            <text:p>-0.259920910701427</text:p>
          </table:table-cell>
          <table:table-cell office:value-type="float" office:value="-0.554862124926476" calcext:value-type="float">
            <text:p>-0.554862124926476</text:p>
          </table:table-cell>
          <table:table-cell office:value-type="float" office:value="0.0394580086335183" calcext:value-type="float">
            <text:p>0.039458008633518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float" office:value="0.0118694945128392" calcext:value-type="float">
            <text:p>0.011869494512839</text:p>
          </table:table-cell>
          <table:table-cell office:value-type="float" office:value="0.00879466568448109" calcext:value-type="float">
            <text:p>0.008794665684481</text:p>
          </table:table-cell>
          <table:table-cell office:value-type="float" office:value="0.00325261385557346" calcext:value-type="float">
            <text:p>0.003252613855573</text:p>
          </table:table-cell>
          <table:table-cell office:value-type="float" office:value="-0.010847936124038" calcext:value-type="float">
            <text:p>-0.010847936124038</text:p>
          </table:table-cell>
          <table:table-cell office:value-type="float" office:value="0.0105948918440734" calcext:value-type="float">
            <text:p>0.010594891844073</text:p>
          </table:table-cell>
          <table:table-cell office:value-type="float" office:value="-0.0113951041625382" calcext:value-type="float">
            <text:p>-0.011395104162538</text:p>
          </table:table-cell>
          <table:table-cell office:value-type="float" office:value="0.00786455922014536" calcext:value-type="float">
            <text:p>0.007864559220145</text:p>
          </table:table-cell>
          <table:table-cell office:value-type="float" office:value="-0.120628736383297" calcext:value-type="float">
            <text:p>-0.120628736383297</text:p>
          </table:table-cell>
          <table:table-cell office:value-type="float" office:value="-0.0930431249049208" calcext:value-type="float">
            <text:p>-0.093043124904921</text:p>
          </table:table-cell>
          <table:table-cell office:value-type="float" office:value="1" calcext:value-type="float">
            <text:p>1</text:p>
          </table:table-cell>
          <table:table-cell office:value-type="float" office:value="0.961229747107638" calcext:value-type="float">
            <text:p>0.961229747107638</text:p>
          </table:table-cell>
          <table:table-cell office:value-type="float" office:value="-0.24189652207146" calcext:value-type="float">
            <text:p>-0.24189652207146</text:p>
          </table:table-cell>
          <table:table-cell office:value-type="float" office:value="0.0749596894133748" calcext:value-type="float">
            <text:p>0.074959689413375</text:p>
          </table:table-cell>
          <table:table-cell office:value-type="float" office:value="-0.0113879356805041" calcext:value-type="float">
            <text:p>-0.011387935680504</text:p>
          </table:table-cell>
          <table:table-cell office:value-type="float" office:value="-0.000888289605123084" calcext:value-type="float">
            <text:p>-0.000888289605123</text:p>
          </table:table-cell>
          <table:table-cell office:value-type="float" office:value="0.0616405490600542" calcext:value-type="float">
            <text:p>0.061640549060054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0.0103844528024687" calcext:value-type="float">
            <text:p>0.010384452802469</text:p>
          </table:table-cell>
          <table:table-cell office:value-type="float" office:value="0.00884601573428732" calcext:value-type="float">
            <text:p>0.008846015734287</text:p>
          </table:table-cell>
          <table:table-cell office:value-type="float" office:value="0.00242700752891981" calcext:value-type="float">
            <text:p>0.00242700752892</text:p>
          </table:table-cell>
          <table:table-cell office:value-type="float" office:value="-0.0172464358280452" calcext:value-type="float">
            <text:p>-0.017246435828045</text:p>
          </table:table-cell>
          <table:table-cell office:value-type="float" office:value="0.0136960166176581" calcext:value-type="float">
            <text:p>0.013696016617658</text:p>
          </table:table-cell>
          <table:table-cell office:value-type="float" office:value="-0.0122801110149935" calcext:value-type="float">
            <text:p>-0.012280111014994</text:p>
          </table:table-cell>
          <table:table-cell office:value-type="float" office:value="0.0131291766326818" calcext:value-type="float">
            <text:p>0.013129176632682</text:p>
          </table:table-cell>
          <table:table-cell office:value-type="float" office:value="-0.126099094908758" calcext:value-type="float">
            <text:p>-0.126099094908758</text:p>
          </table:table-cell>
          <table:table-cell office:value-type="float" office:value="-0.10824862535256" calcext:value-type="float">
            <text:p>-0.10824862535256</text:p>
          </table:table-cell>
          <table:table-cell office:value-type="float" office:value="0.961229747107638" calcext:value-type="float">
            <text:p>0.961229747107638</text:p>
          </table:table-cell>
          <table:table-cell office:value-type="float" office:value="1" calcext:value-type="float">
            <text:p>1</text:p>
          </table:table-cell>
          <table:table-cell office:value-type="float" office:value="-0.265488353255973" calcext:value-type="float">
            <text:p>-0.265488353255973</text:p>
          </table:table-cell>
          <table:table-cell office:value-type="float" office:value="0.0160134964665473" calcext:value-type="float">
            <text:p>0.016013496466547</text:p>
          </table:table-cell>
          <table:table-cell office:value-type="float" office:value="-0.00876795473496113" calcext:value-type="float">
            <text:p>-0.008767954734961</text:p>
          </table:table-cell>
          <table:table-cell office:value-type="float" office:value="0.025429262803742" calcext:value-type="float">
            <text:p>0.025429262803742</text:p>
          </table:table-cell>
          <table:table-cell office:value-type="float" office:value="0.125710013396026" calcext:value-type="float">
            <text:p>0.125710013396026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-0.00587885188703073" calcext:value-type="float">
            <text:p>-0.005878851887031</text:p>
          </table:table-cell>
          <table:table-cell office:value-type="float" office:value="-0.00994724822449504" calcext:value-type="float">
            <text:p>-0.009947248224495</text:p>
          </table:table-cell>
          <table:table-cell office:value-type="float" office:value="-0.000668567071277966" calcext:value-type="float">
            <text:p>-0.000668567071278</text:p>
          </table:table-cell>
          <table:table-cell office:value-type="float" office:value="0.00297177091057374" calcext:value-type="float">
            <text:p>0.002971770910574</text:p>
          </table:table-cell>
          <table:table-cell office:value-type="float" office:value="-0.0211063589718069" calcext:value-type="float">
            <text:p>-0.021106358971807</text:p>
          </table:table-cell>
          <table:table-cell office:value-type="float" office:value="0.0370886673217617" calcext:value-type="float">
            <text:p>0.037088667321762</text:p>
          </table:table-cell>
          <table:table-cell office:value-type="float" office:value="-0.0313018693442268" calcext:value-type="float">
            <text:p>-0.031301869344227</text:p>
          </table:table-cell>
          <table:table-cell office:value-type="float" office:value="0.126520249120747" calcext:value-type="float">
            <text:p>0.126520249120747</text:p>
          </table:table-cell>
          <table:table-cell office:value-type="float" office:value="0.199870278816828" calcext:value-type="float">
            <text:p>0.199870278816828</text:p>
          </table:table-cell>
          <table:table-cell office:value-type="float" office:value="-0.24189652207146" calcext:value-type="float">
            <text:p>-0.24189652207146</text:p>
          </table:table-cell>
          <table:table-cell office:value-type="float" office:value="-0.265488353255973" calcext:value-type="float">
            <text:p>-0.265488353255973</text:p>
          </table:table-cell>
          <table:table-cell office:value-type="float" office:value="1" calcext:value-type="float">
            <text:p>1</text:p>
          </table:table-cell>
          <table:table-cell office:value-type="float" office:value="0.395660441162467" calcext:value-type="float">
            <text:p>0.395660441162467</text:p>
          </table:table-cell>
          <table:table-cell office:value-type="float" office:value="0.255678292536986" calcext:value-type="float">
            <text:p>0.255678292536986</text:p>
          </table:table-cell>
          <table:table-cell office:value-type="float" office:value="-0.236574725932216" calcext:value-type="float">
            <text:p>-0.236574725932216</text:p>
          </table:table-cell>
          <table:table-cell office:value-type="float" office:value="-0.119435629522498" calcext:value-type="float">
            <text:p>-0.119435629522498</text:p>
          </table:table-cell>
        </table:table-row>
        <table:table-row table:style-name="ro1">
          <table:table-cell office:value-type="string" calcext:value-type="string">
            <text:p>humidity</text:p>
          </table:table-cell>
          <table:table-cell office:value-type="float" office:value="0.0137508864344417" calcext:value-type="float">
            <text:p>0.013750886434442</text:p>
          </table:table-cell>
          <table:table-cell office:value-type="float" office:value="-0.00043508559105296" calcext:value-type="float">
            <text:p>-0.000435085591053</text:p>
          </table:table-cell>
          <table:table-cell office:value-type="float" office:value="0.00298235608195605" calcext:value-type="float">
            <text:p>0.002982356081956</text:p>
          </table:table-cell>
          <table:table-cell office:value-type="float" office:value="0.0223349759320042" calcext:value-type="float">
            <text:p>0.022334975932004</text:p>
          </table:table-cell>
          <table:table-cell office:value-type="float" office:value="-0.0153720689307189" calcext:value-type="float">
            <text:p>-0.015372068930719</text:p>
          </table:table-cell>
          <table:table-cell office:value-type="float" office:value="0.0677032455515351" calcext:value-type="float">
            <text:p>0.067703245551535</text:p>
          </table:table-cell>
          <table:table-cell office:value-type="float" office:value="-0.0304067431882817" calcext:value-type="float">
            <text:p>-0.030406743188282</text:p>
          </table:table-cell>
          <table:table-cell office:value-type="float" office:value="-0.26757401038129" calcext:value-type="float">
            <text:p>-0.26757401038129</text:p>
          </table:table-cell>
          <table:table-cell office:value-type="float" office:value="-0.0942930502679169" calcext:value-type="float">
            <text:p>-0.094293050267917</text:p>
          </table:table-cell>
          <table:table-cell office:value-type="float" office:value="0.0749596894133748" calcext:value-type="float">
            <text:p>0.074959689413375</text:p>
          </table:table-cell>
          <table:table-cell office:value-type="float" office:value="0.0160134964665473" calcext:value-type="float">
            <text:p>0.016013496466547</text:p>
          </table:table-cell>
          <table:table-cell office:value-type="float" office:value="0.395660441162467" calcext:value-type="float">
            <text:p>0.395660441162467</text:p>
          </table:table-cell>
          <table:table-cell office:value-type="float" office:value="1" calcext:value-type="float">
            <text:p>1</text:p>
          </table:table-cell>
          <table:table-cell office:value-type="float" office:value="0.485515709545293" calcext:value-type="float">
            <text:p>0.485515709545293</text:p>
          </table:table-cell>
          <table:table-cell office:value-type="float" office:value="-0.11470897091784" calcext:value-type="float">
            <text:p>-0.11470897091784</text:p>
          </table:table-cell>
          <table:table-cell office:value-type="float" office:value="-0.0767890530242837" calcext:value-type="float">
            <text:p>-0.076789053024284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0.0126870466470736" calcext:value-type="float">
            <text:p>0.012687046647074</text:p>
          </table:table-cell>
          <table:table-cell office:value-type="float" office:value="0.00528342453238367" calcext:value-type="float">
            <text:p>0.005283424532384</text:p>
          </table:table-cell>
          <table:table-cell office:value-type="float" office:value="-0.000765752019577768" calcext:value-type="float">
            <text:p>-0.000765752019578</text:p>
          </table:table-cell>
          <table:table-cell office:value-type="float" office:value="0.00851807201530174" calcext:value-type="float">
            <text:p>0.008518072015302</text:p>
          </table:table-cell>
          <table:table-cell office:value-type="float" office:value="-0.0143328679433271" calcext:value-type="float">
            <text:p>-0.014332867943327</text:p>
          </table:table-cell>
          <table:table-cell office:value-type="float" office:value="0.0397910459490707" calcext:value-type="float">
            <text:p>0.039791045949071</text:p>
          </table:table-cell>
          <table:table-cell office:value-type="float" office:value="-0.0249364075980219" calcext:value-type="float">
            <text:p>-0.024936407598022</text:p>
          </table:table-cell>
          <table:table-cell office:value-type="float" office:value="-0.337254780403532" calcext:value-type="float">
            <text:p>-0.337254780403532</text:p>
          </table:table-cell>
          <table:table-cell office:value-type="float" office:value="-0.259920910701427" calcext:value-type="float">
            <text:p>-0.259920910701427</text:p>
          </table:table-cell>
          <table:table-cell office:value-type="float" office:value="-0.0113879356805041" calcext:value-type="float">
            <text:p>-0.011387935680504</text:p>
          </table:table-cell>
          <table:table-cell office:value-type="float" office:value="-0.00876795473496113" calcext:value-type="float">
            <text:p>-0.008767954734961</text:p>
          </table:table-cell>
          <table:table-cell office:value-type="float" office:value="0.255678292536986" calcext:value-type="float">
            <text:p>0.255678292536986</text:p>
          </table:table-cell>
          <table:table-cell office:value-type="float" office:value="0.485515709545293" calcext:value-type="float">
            <text:p>0.485515709545293</text:p>
          </table:table-cell>
          <table:table-cell office:value-type="float" office:value="1" calcext:value-type="float">
            <text:p>1</text:p>
          </table:table-cell>
          <table:table-cell office:value-type="float" office:value="0.0487614544557312" calcext:value-type="float">
            <text:p>0.048761454455731</text:p>
          </table:table-cell>
          <table:table-cell office:value-type="float" office:value="0.0156815349782636" calcext:value-type="float">
            <text:p>0.01568153497826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0.0115887582474942" calcext:value-type="float">
            <text:p>0.011588758247494</text:p>
          </table:table-cell>
          <table:table-cell office:value-type="float" office:value="0.00484511460037417" calcext:value-type="float">
            <text:p>0.004845114600374</text:p>
          </table:table-cell>
          <table:table-cell office:value-type="float" office:value="-0.0105945452014157" calcext:value-type="float">
            <text:p>-0.010594545201416</text:p>
          </table:table-cell>
          <table:table-cell office:value-type="float" office:value="-0.0091304977469406" calcext:value-type="float">
            <text:p>-0.009130497746941</text:p>
          </table:table-cell>
          <table:table-cell office:value-type="float" office:value="0.0450787703907301" calcext:value-type="float">
            <text:p>0.04507877039073</text:p>
          </table:table-cell>
          <table:table-cell office:value-type="float" office:value="0.0185303977757445" calcext:value-type="float">
            <text:p>0.018530397775745</text:p>
          </table:table-cell>
          <table:table-cell office:value-type="float" office:value="0.0036533054182507" calcext:value-type="float">
            <text:p>0.003653305418251</text:p>
          </table:table-cell>
          <table:table-cell office:value-type="float" office:value="-0.525261009745058" calcext:value-type="float">
            <text:p>-0.525261009745058</text:p>
          </table:table-cell>
          <table:table-cell office:value-type="float" office:value="-0.554862124926476" calcext:value-type="float">
            <text:p>-0.554862124926476</text:p>
          </table:table-cell>
          <table:table-cell office:value-type="float" office:value="-0.000888289605123084" calcext:value-type="float">
            <text:p>-0.000888289605123</text:p>
          </table:table-cell>
          <table:table-cell office:value-type="float" office:value="0.025429262803742" calcext:value-type="float">
            <text:p>0.025429262803742</text:p>
          </table:table-cell>
          <table:table-cell office:value-type="float" office:value="-0.236574725932216" calcext:value-type="float">
            <text:p>-0.236574725932216</text:p>
          </table:table-cell>
          <table:table-cell office:value-type="float" office:value="-0.11470897091784" calcext:value-type="float">
            <text:p>-0.11470897091784</text:p>
          </table:table-cell>
          <table:table-cell office:value-type="float" office:value="0.0487614544557312" calcext:value-type="float">
            <text:p>0.048761454455731</text:p>
          </table:table-cell>
          <table:table-cell office:value-type="float" office:value="1" calcext:value-type="float">
            <text:p>1</text:p>
          </table:table-cell>
          <table:table-cell office:value-type="float" office:value="-0.02964005657079" calcext:value-type="float">
            <text:p>-0.02964005657079</text:p>
          </table:table-cell>
        </table:table-row>
        <table:table-row table:style-name="ro1">
          <table:table-cell office:value-type="string" calcext:value-type="string">
            <text:p>season_id</text:p>
          </table:table-cell>
          <table:table-cell office:value-type="float" office:value="-0.0415643751256747" calcext:value-type="float">
            <text:p>-0.041564375125675</text:p>
          </table:table-cell>
          <table:table-cell office:value-type="float" office:value="-0.0598177070394942" calcext:value-type="float">
            <text:p>-0.059817707039494</text:p>
          </table:table-cell>
          <table:table-cell office:value-type="float" office:value="-0.0470996264955766" calcext:value-type="float">
            <text:p>-0.047099626495577</text:p>
          </table:table-cell>
          <table:table-cell office:value-type="float" office:value="-0.0421169015088217" calcext:value-type="float">
            <text:p>-0.042116901508822</text:p>
          </table:table-cell>
          <table:table-cell office:value-type="float" office:value="0.0640062409825102" calcext:value-type="float">
            <text:p>0.06400624098251</text:p>
          </table:table-cell>
          <table:table-cell office:value-type="float" office:value="-0.000373111006161087" calcext:value-type="float">
            <text:p>-0.000373111006161</text:p>
          </table:table-cell>
          <table:table-cell office:value-type="float" office:value="0.0569214724248028" calcext:value-type="float">
            <text:p>0.056921472424803</text:p>
          </table:table-cell>
          <table:table-cell office:value-type="float" office:value="0.03356324169062" calcext:value-type="float">
            <text:p>0.03356324169062</text:p>
          </table:table-cell>
          <table:table-cell office:value-type="float" office:value="0.0394580086335183" calcext:value-type="float">
            <text:p>0.039458008633518</text:p>
          </table:table-cell>
          <table:table-cell office:value-type="float" office:value="0.0616405490600542" calcext:value-type="float">
            <text:p>0.061640549060054</text:p>
          </table:table-cell>
          <table:table-cell office:value-type="float" office:value="0.125710013396026" calcext:value-type="float">
            <text:p>0.125710013396026</text:p>
          </table:table-cell>
          <table:table-cell office:value-type="float" office:value="-0.119435629522498" calcext:value-type="float">
            <text:p>-0.119435629522498</text:p>
          </table:table-cell>
          <table:table-cell office:value-type="float" office:value="-0.0767890530242837" calcext:value-type="float">
            <text:p>-0.076789053024284</text:p>
          </table:table-cell>
          <table:table-cell office:value-type="float" office:value="0.0156815349782636" calcext:value-type="float">
            <text:p>0.015681534978264</text:p>
          </table:table-cell>
          <table:table-cell office:value-type="float" office:value="-0.02964005657079" calcext:value-type="float">
            <text:p>-0.02964005657079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batting-correlations'.B2:'batting-correlations'.Q17">
            <calcext:condition calcext:apply-style-name="Error" calcext:value="&gt;0.8" calcext:base-cell-address="'batting-correlation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16:37:57.205955254</dc:date>
    <meta:editing-duration>PT1M8S</meta:editing-duration>
    <meta:editing-cycles>1</meta:editing-cycles>
    <meta:document-statistic meta:table-count="1" meta:cell-count="288" meta:object-count="0"/>
    <meta:generator>LibreOffice/6.4.7.2$Linux_X86_64 LibreOffice_project/40$Build-2</meta:generator>
  </office:meta>
</office:document-meta>
</file>